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bottom" draw:auto-grow-height="false" fo:min-height="0.75cm" fo:min-width="0.5cm"/>
    </style:style>
    <style:style style:name="gr2" style:family="graphic" style:parent-style-name="objectwithoutfill">
      <style:graphic-properties svg:stroke-color="#000000" draw:marker-end="Arrow" draw:marker-end-width="0.2cm" draw:fill="none" draw:textarea-horizontal-align="center" draw:textarea-vertical-align="bottom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center" draw:textarea-vertical-align="bottom" fo:padding-top="-0.25cm" fo:padding-bottom="0.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 style:text-autospace="none"/>
      <style:text-properties style:font-name="Tahoma" fo:font-size="10pt" style:font-name-asian="Tahoma" style:font-size-asian="12.5pt" style:font-name-complex="Tahoma" style:font-size-complex="12.5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cm" svg:height="1cm" svg:x="7.3cm" svg:y="4.685cm">
          <text:p text:style-name="P1"><text:span text:style-name="T1">c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3cm" svg:y1="5.185cm" svg:x2="5.826cm" svg:y2="5.172cm" draw:start-shape="id1" draw:start-glue-point="3" svg:d="M7300 5185l-1474-13" svg:viewBox="0 0 1475 14">
          <text:p text:style-name="P1"><text:span text:style-name="T3">out</text:span></text:p>
        </draw:connector>
        <draw:connector draw:style-name="gr3" draw:text-style-name="P5" draw:layer="layout" draw:type="line" svg:x1="9.2cm" svg:y1="5.185cm" svg:x2="8.3cm" svg:y2="5.185cm" draw:end-shape="id1" draw:end-glue-point="1" svg:d="M9200 5185h-900" svg:viewBox="0 0 901 1">
          <text:p text:style-name="P4"><text:span text:style-name="T4">σ</text:span><text:span text:style-name="T5">0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5:23:53.882000000</meta:creation-date>
    <dc:date>2019-02-05T22:19:19.622000000</dc:date>
    <dc:creator>luciano de falco alfano</dc:creator>
    <meta:editing-duration>PT2H32M1S</meta:editing-duration>
    <meta:editing-cycles>6</meta:editing-cycles>
    <meta:generator>LibreOffice/6.1.3.2$Windows_X86_64 LibreOffice_project/86daf60bf00efa86ad547e59e09d6bb77c699acb</meta:generator>
    <meta:document-statistic meta:object-count="3"/>
  </office:meta>
</office:document-meta>
</file>